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5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7">
      <style:paragraph-properties fo:margin-top="0cm" fo:margin-bottom="0cm"/>
    </style:style>
    <style:style style:name="P14" style:family="paragraph" style:parent-style-name="Text_20_body" style:list-style-name="L8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Osoba 1: Obsługa programu od uruchomienia do przetworzenia danych wejściowych</text:span></text:h>
      <text:h text:style-name="Heading_20_4" text:outline-level="4"><text:span text:style-name="Strong_20_Emphasis">1. Inicjalizacja programu:</text:span></text:h>
      <text:list xml:id="list8644384727780601677" text:style-name="L1">
        <text:list-item>
          <text:p text:style-name="P8"><text:span text:style-name="Strong_20_Emphasis">Implementacja funkcji głównej (</text:span><text:span text:style-name="Strong_20_Emphasis"><text:span text:style-name="Source_20_Text">main</text:span></text:span><text:span text:style-name="Strong_20_Emphasis">):</text:span></text:p>
          <text:list>
            <text:list-item>
              <text:p text:style-name="P8">Obsługa argumentów wywołania programu (jeśli są przewidziane w projekcie).</text:p>
            </text:list-item>
            <text:list-item>
              <text:p text:style-name="P8">Inicjalizacja niezbędnych struktur danych (np. zmienne środowiskowe, historia).</text:p>
            </text:list-item>
            <text:list-item>
              <text:p text:style-name="P8">Obsługa sygnałów systemowych (np. <text:span text:style-name="Source_20_Text">SIGINT</text:span>, <text:span text:style-name="Source_20_Text">SIGQUIT</text:span>).</text:p>
            </text:list-item>
          </text:list>
        </text:list-item>
        <text:list-item>
          <text:p text:style-name="P8"><text:span text:style-name="Strong_20_Emphasis">Konfiguracja środowiska:</text:span></text:p>
          <text:list>
            <text:list-item>
              <text:p text:style-name="P8">Zainicjalizowanie zmiennych środowiskowych (<text:span text:style-name="Source_20_Text">getenv</text:span>, <text:span text:style-name="Source_20_Text">setenv</text:span>).</text:p>
            </text:list-item>
            <text:list-item>
              <text:p text:style-name="P1">Przygotowanie historii poleceń.</text:p>
            </text:list-item>
          </text:list>
        </text:list-item>
      </text:list>
      <text:h text:style-name="Heading_20_4" text:outline-level="4"><text:span text:style-name="Strong_20_Emphasis">2. Obsługa interfejsu użytkownika:</text:span></text:h>
      <text:list xml:id="list7728122928717421552" text:style-name="L2">
        <text:list-item>
          <text:p text:style-name="P9"><text:span text:style-name="Strong_20_Emphasis">Wyświetlanie prompta:</text:span></text:p>
          <text:list>
            <text:list-item>
              <text:p text:style-name="P9">Stworzenie funkcji do generowania dynamicznego prompta (np. zawierającego nazwę użytkownika, ścieżkę bieżącą).</text:p>
            </text:list-item>
          </text:list>
        </text:list-item>
        <text:list-item>
          <text:p text:style-name="P9"><text:span text:style-name="Strong_20_Emphasis">Zbieranie danych wejściowych:</text:span></text:p>
          <text:list>
            <text:list-item>
              <text:p text:style-name="P9">Obsługa wejścia użytkownika za pomocą <text:span text:style-name="Source_20_Text">readline</text:span> i przechowywanie wpisanych poleceń w historii (<text:span text:style-name="Source_20_Text">add_history</text:span>).</text:p>
            </text:list-item>
            <text:list-item>
              <text:p text:style-name="P2">Obsługa skrótów klawiszowych (<text:span text:style-name="Source_20_Text">ctrl-C</text:span>, <text:span text:style-name="Source_20_Text">ctrl-D</text:span>, <text:span text:style-name="Source_20_Text">ctrl-\</text:span>).</text:p>
            </text:list-item>
          </text:list>
        </text:list-item>
      </text:list>
      <text:h text:style-name="Heading_20_4" text:outline-level="4"><text:span text:style-name="Strong_20_Emphasis">3. Analiza i wstępne przetwarzanie danych:</text:span></text:h>
      <text:list xml:id="list4065554146399745645" text:style-name="L3">
        <text:list-item>
          <text:p text:style-name="P10"><text:span text:style-name="Strong_20_Emphasis">Rozbicie wprowadzonej komendy:</text:span></text:p>
          <text:list>
            <text:list-item>
              <text:p text:style-name="P10">Parsowanie ciągu znaków na listę argumentów (np. z użyciem <text:span text:style-name="Source_20_Text">strtok</text:span> lub podobnych).</text:p>
            </text:list-item>
            <text:list-item>
              <text:p text:style-name="P10">Obsługa cudzysłowów (pojedynczych i podwójnych), które modyfikują sposób interpretacji polecenia.</text:p>
            </text:list-item>
          </text:list>
        </text:list-item>
        <text:list-item>
          <text:p text:style-name="P10"><text:span text:style-name="Strong_20_Emphasis">Rozpoznanie polecenia:</text:span></text:p>
          <text:list>
            <text:list-item>
              <text:p text:style-name="P10">Sprawdzenie, czy wpisana komenda to wbudowana funkcja (np. <text:span text:style-name="Source_20_Text">cd</text:span>, <text:span text:style-name="Source_20_Text">exit</text:span>), czy zewnętrzny program (np. <text:span text:style-name="Source_20_Text">ls</text:span>, <text:span text:style-name="Source_20_Text">grep</text:span>).</text:p>
            </text:list-item>
          </text:list>
        </text:list-item>
        <text:list-item>
          <text:p text:style-name="P10"><text:span text:style-name="Strong_20_Emphasis">Zarządzanie zmiennymi środowiskowymi:</text:span></text:p>
          <text:list>
            <text:list-item>
              <text:p text:style-name="P3">Wykrywanie zmiennych środowiskowych (np. <text:span text:style-name="Source_20_Text">$HOME</text:span>) i rozwijanie ich wartości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Osoba 2: Obsługa przetworzonych danych do momentu uzyskania efektu końcowego</text:span></text:h>
      <text:h text:style-name="Heading_20_4" text:outline-level="4"><text:span text:style-name="Strong_20_Emphasis">1. Interpretacja przetworzonych danych:</text:span></text:h>
      <text:list xml:id="list271078578887962054" text:style-name="L5">
        <text:list-item>
          <text:p text:style-name="P11">Odbiór struktury danych zawierającej:</text:p>
          <text:list>
            <text:list-item>
              <text:p text:style-name="P11">Nazwę polecenia.</text:p>
            </text:list-item>
            <text:list-item>
              <text:p text:style-name="P11">Argumenty.</text:p>
            </text:list-item>
            <text:list-item>
              <text:p text:style-name="P11">Ewentualne informacje o redirekcjach, potokach itp.</text:p>
            </text:list-item>
          </text:list>
        </text:list-item>
        <text:list-item>
          <text:p text:style-name="P4">Rozpoznanie, czy polecenie wymaga dalszej obsługi (np. redirekcji, potoku) czy można je wykonać bezpośrednio.</text:p>
        </text:list-item>
      </text:list>
      <text:h text:style-name="Heading_20_4" text:outline-level="4"><text:span text:style-name="Strong_20_Emphasis">2. Obsługa wbudowanych komend:</text:span></text:h>
      <text:list xml:id="list6108579940275627523" text:style-name="L6">
        <text:list-item>
          <text:p text:style-name="P12">Implementacja funkcji dla poleceń:</text:p>
          <text:list>
            <text:list-item>
              <text:p text:style-name="P12"><text:span text:style-name="Source_20_Text">cd</text:span> – zmiana katalogu.</text:p>
            </text:list-item>
            <text:list-item>
              <text:p text:style-name="P12"><text:span text:style-name="Source_20_Text">pwd</text:span> – wyświetlenie bieżącej ścieżki.</text:p>
            </text:list-item>
            <text:list-item>
              <text:p text:style-name="P12"><text:span text:style-name="Source_20_Text">echo</text:span> – wyświetlenie tekstu z opcją <text:span text:style-name="Source_20_Text">-n</text:span>.</text:p>
            </text:list-item>
            <text:list-item>
              <text:p text:style-name="P12"><text:span text:style-name="Source_20_Text">export</text:span> i <text:span text:style-name="Source_20_Text">unset</text:span> – zarządzanie zmiennymi środowiskowymi.</text:p>
            </text:list-item>
            <text:list-item>
              <text:p text:style-name="P12"><text:span text:style-name="Source_20_Text">env</text:span> – wyświetlenie zmiennych środowiskowych.</text:p>
            </text:list-item>
            <text:list-item>
              <text:p text:style-name="P5"><text:span text:style-name="Source_20_Text">exit</text:span> – zakończenie działania shella.</text:p>
            </text:list-item>
          </text:list>
        </text:list-item>
      </text:list>
      <text:h text:style-name="Heading_20_4" text:outline-level="4"><text:span text:style-name="Strong_20_Emphasis">3. Obsługa zewnętrznych programów:</text:span></text:h>
      <text:list xml:id="list2816819311923966213" text:style-name="L7">
        <text:list-item>
          <text:p text:style-name="P13"><text:span text:style-name="Strong_20_Emphasis">Wyszukiwanie ścieżki do programu:</text:span></text:p>
          <text:list>
            <text:list-item>
              <text:p text:style-name="P13">Użycie zmiennej <text:span text:style-name="Source_20_Text">PATH</text:span> do znalezienia wykonywalnego programu.</text:p>
            </text:list-item>
          </text:list>
        </text:list-item>
        <text:list-item>
          <text:p text:style-name="P13"><text:span text:style-name="Strong_20_Emphasis">Uruchamianie programu:</text:span></text:p>
          <text:list>
            <text:list-item>
              <text:p text:style-name="P13">Stworzenie procesu potomnego za pomocą <text:span text:style-name="Source_20_Text">fork</text:span>.</text:p>
            </text:list-item>
            <text:list-item>
              <text:p text:style-name="P13">Wykonanie programu za pomocą <text:span text:style-name="Source_20_Text">execve</text:span> w procesie potomnym.</text:p>
            </text:list-item>
            <text:list-item>
              <text:p text:style-name="P6">Oczekiwanie na zakończenie procesu (<text:span text:style-name="Source_20_Text">wait</text:span> lub <text:span text:style-name="Source_20_Text">waitpid</text:span>).</text:p>
            </text:list-item>
          </text:list>
        </text:list-item>
      </text:list>
      <text:h text:style-name="Heading_20_4" text:outline-level="4"><text:span text:style-name="Strong_20_Emphasis">4. Obsługa potoków i redirekcji:</text:span></text:h>
      <text:list xml:id="list1628003883801280073" text:style-name="L8">
        <text:list-item>
          <text:p text:style-name="P14"><text:span text:style-name="Strong_20_Emphasis">Redirekcje:</text:span></text:p>
          <text:list>
            <text:list-item>
              <text:p text:style-name="P14">Implementacja obsługi <text:span text:style-name="Source_20_Text">&lt;</text:span>, <text:span text:style-name="Source_20_Text">&gt;</text:span>, <text:span text:style-name="Source_20_Text">&lt;&lt;</text:span> i <text:span text:style-name="Source_20_Text">&gt;&gt;</text:span>.</text:p>
            </text:list-item>
            <text:list-item>
              <text:p text:style-name="P14">Przekierowanie wejścia/wyjścia za pomocą <text:span text:style-name="Source_20_Text">dup2</text:span>.</text:p>
            </text:list-item>
          </text:list>
        </text:list-item>
        <text:list-item>
          <text:p text:style-name="P14"><text:span text:style-name="Strong_20_Emphasis">Potoki (</text:span><text:span text:style-name="Strong_20_Emphasis"><text:span text:style-name="Source_20_Text">|</text:span></text:span><text:span text:style-name="Strong_20_Emphasis">):</text:span></text:p>
          <text:list>
            <text:list-item>
              <text:p text:style-name="P7">Łączenie wyjścia jednego procesu z wejściem kolejnego za pomocą <text:span text:style-name="Source_20_Text">pipe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0S</meta:editing-duration>
    <meta:editing-cycles>3</meta:editing-cycles>
    <meta:generator>OpenOffice/4.1.8$Win32 OpenOffice.org_project/418m3$Build-9803</meta:generator>
    <dc:date>2024-12-11T18:11:49.72</dc:date>
    <meta:document-statistic meta:table-count="0" meta:image-count="0" meta:object-count="0" meta:page-count="2" meta:paragraph-count="51" meta:word-count="343" meta:character-count="2485"/>
    <meta:user-defined meta:name="Info 1"/>
    <meta:user-defined meta:name="Info 2"/>
    <meta:user-defined meta:name="Info 3"/>
    <meta:user-defined meta:name="Info 4"/>
  </office:meta>
</office:document-meta>
</file>